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8fcb7" officeooo:paragraph-rsid="0008fcb7" style:font-size-asian="15.75pt" style:font-size-complex="18pt"/>
    </style:style>
    <style:style style:name="P2" style:family="paragraph" style:parent-style-name="Standard">
      <style:text-properties fo:font-size="18pt" officeooo:rsid="000c23cd" officeooo:paragraph-rsid="000c23cd" style:font-size-asian="15.75pt" style:font-size-complex="18pt"/>
    </style:style>
    <style:style style:name="P3" style:family="paragraph" style:parent-style-name="Standard">
      <style:text-properties fo:font-size="28pt" officeooo:rsid="0008fcb7" officeooo:paragraph-rsid="0008fcb7" style:font-size-asian="28pt" style:font-size-complex="28pt"/>
    </style:style>
    <style:style style:name="P4" style:family="paragraph" style:parent-style-name="Standard" style:list-style-name="L1">
      <style:text-properties fo:font-size="18pt" officeooo:rsid="000a8647" officeooo:paragraph-rsid="000a8647" style:font-size-asian="15.75pt" style:font-size-complex="18pt"/>
    </style:style>
    <style:style style:name="P5" style:family="paragraph" style:parent-style-name="Standard" style:list-style-name="L1">
      <style:text-properties fo:font-size="18pt" officeooo:rsid="000c23cd" officeooo:paragraph-rsid="000c23cd" style:font-size-asian="15.75pt" style:font-size-complex="18pt"/>
    </style:style>
    <style:style style:name="P6" style:family="paragraph" style:parent-style-name="Standard" style:list-style-name="L1">
      <style:text-properties fo:font-size="18pt" officeooo:rsid="000f7c0e" officeooo:paragraph-rsid="000f7c0e" style:font-size-asian="15.75pt" style:font-size-complex="18pt"/>
    </style:style>
    <style:style style:name="P7" style:family="paragraph" style:parent-style-name="Standard" style:list-style-name="L1">
      <style:text-properties fo:font-size="18pt" officeooo:rsid="0010aa3d" officeooo:paragraph-rsid="0010aa3d" style:font-size-asian="15.75pt" style:font-size-complex="18pt"/>
    </style:style>
    <style:style style:name="P8" style:family="paragraph" style:parent-style-name="Standard" style:list-style-name="L1">
      <style:text-properties fo:font-size="18pt" officeooo:rsid="00133872" officeooo:paragraph-rsid="00133872" style:font-size-asian="15.75pt" style:font-size-complex="18pt"/>
    </style:style>
    <style:style style:name="T1" style:family="text">
      <style:text-properties officeooo:rsid="000c23cd"/>
    </style:style>
    <style:style style:name="T2" style:family="text">
      <style:text-properties officeooo:rsid="000f7c0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 text:c="20"/>SCENARIO</text:p>
      <text:p text:style-name="P3"/>
      <text:p text:style-name="P3"/>
      <text:p text:style-name="P1">List of people I could contact for my Job and Internship </text:p>
      <text:p text:style-name="P1"/>
      <text:list xml:id="list1502583560" text:style-name="L1">
        <text:list-item>
          <text:p text:style-name="P4">) <text:s/>Alexander guerra :She is my friend as well as my neighbour ,working at IT company in Montreal <text:s/>I already talked to her about my job.</text:p>
        </text:list-item>
        <text:list-item>
          <text:p text:style-name="P4">)Denis : At my work he is working in some Company nearby and suggested me to post my resume over there.</text:p>
        </text:list-item>
        <text:list-item>
          <text:p text:style-name="P4">)My school I can ask my school teachers to find me a job .</text:p>
        </text:list-item>
        <text:list-item>
          <text:p text:style-name="P4">)My classmates I am also taking help of my friends to find job together.</text:p>
        </text:list-item>
        <text:list-item>
          <text:p text:style-name="P4">)Other friends from school,I will <text:s/>contact my seniors for help as they are already working and have experiences.</text:p>
        </text:list-item>
        <text:list-item>
          <text:p text:style-name="P4">)Social networking like Facebook, Linkedin, Jobbom ,<text:span text:style-name="T1">Indeed </text:span><text:s/><text:span text:style-name="T1">I </text:span>will upload my information and try to find job.</text:p>
        </text:list-item>
        <text:list-item>
          <text:p text:style-name="P5">)At park i meet different people everyday and with <text:s/>some of them <text:s/>I Feel comfortable as friends to ask about job opportunities.</text:p>
        </text:list-item>
        <text:list-item>
          <text:p text:style-name="P5">)My family relatives backhome are in IT field , taking there references in job finding.</text:p>
        </text:list-item>
        <text:list-item>
          <text:p text:style-name="P5">)My doctor,she is very friendly with me and sharing job opportunities with me.</text:p>
        </text:list-item>
        <text:list-item>
          <text:p text:style-name="P5">I am plannning to attend online meetings for job offers.</text:p>
        </text:list-item>
        <text:list-item>
          <text:p text:style-name="P5">By myself I am trying canada’s websites for job finding in my profession.</text:p>
        </text:list-item>
        <text:list-item>
          <text:p text:style-name="P5">Kijiji is best offer for finding jobs accordingly about your profession .</text:p>
        </text:list-item>
        <text:list-item>
          <text:p text:style-name="P5">Placement agencies are really good options to try for job like you discussed in class <text:span text:style-name="T2">Like Humaity360, Neuron,OnePoint </text:span><text:soft-page-break/><text:span text:style-name="T2">and Drakker ,I take the note and will try to find something over there as you told us that one of your student got a Good job over there at humanity360.</text:span></text:p>
        </text:list-item>
        <text:list-item>
          <text:p text:style-name="P6">By calling companies and agencies nearby to find some job through HR department.</text:p>
        </text:list-item>
        <text:list-item>
          <text:p text:style-name="P7">Job fairs and Career days are really good options to go and attend in order to get something for job.</text:p>
        </text:list-item>
        <text:list-item>
          <text:p text:style-name="P8">I am getting <text:s/>some offers on Linkedin by different companies and applied alraedy for jobs .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9T19:35:33.838000000</meta:creation-date>
    <dc:date>2020-04-30T12:32:51.601000000</dc:date>
    <meta:editing-duration>PT8M25S</meta:editing-duration>
    <meta:editing-cycles>5</meta:editing-cycles>
    <meta:generator>LibreOffice/6.1.4.2$Windows_X86_64 LibreOffice_project/9d0f32d1f0b509096fd65e0d4bec26ddd1938fd3</meta:generator>
    <meta:document-statistic meta:table-count="0" meta:image-count="0" meta:object-count="0" meta:page-count="2" meta:paragraph-count="18" meta:word-count="321" meta:character-count="1750" meta:non-whitespace-character-count="1435"/>
  </office:meta>
</office:document-meta>
</file>